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20190714_1213_5p_top_60_threshold_0.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7"/>
        <table:table-column table:style-name="co2" table:default-cell-style-name="Default"/>
        <table:table-column table:style-name="co3" table:default-cell-style-name="ce7"/>
        <table:table-column table:style-name="co2" table:default-cell-style-name="Default"/>
        <table:table-column table:style-name="co4" table:default-cell-style-name="ce7"/>
        <table:table-row table:style-name="ro1">
          <table:table-cell table:style-name="ce1" office:value-type="string" calcext:value-type="string">
            <text:p>q_id</text:p>
          </table:table-cell>
          <table:table-cell table:style-name="ce1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5" office:value-type="string" calcext:value-type="string">
            <text:p>Q+</text:p>
          </table:table-cell>
          <table:table-cell table:style-name="ce3" office:value-type="string" calcext:value-type="string">
            <text:p>C</text:p>
          </table:table-cell>
          <table:table-cell table:style-name="ce5" office:value-type="string" calcext:value-type="string">
            <text:p>U+</text:p>
          </table:table-cell>
          <table:table-cell table:style-name="ce3" office:value-type="string" calcext:value-type="string">
            <text:p>D</text:p>
          </table:table-cell>
          <table:table-cell table:style-name="ce5" office:value-type="string" calcext:value-type="string">
            <text:p>Q+ U+</text:p>
          </table:table-cell>
        </table:table-row>
        <table:table-row table:style-name="ro1">
          <table:table-cell table:style-name="ce2" office:value-type="float" office:value="9056" calcext:value-type="float">
            <text:p>9056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9084" calcext:value-type="float">
            <text:p>9084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9134" calcext:value-type="float">
            <text:p>9134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9135" calcext:value-type="float">
            <text:p>9135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⬆</text:p>
          </table:table-cell>
        </table:table-row>
        <table:table-row table:style-name="ro1">
          <table:table-cell table:style-name="ce2" office:value-type="float" office:value="9208" calcext:value-type="float">
            <text:p>9208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9273" calcext:value-type="float">
            <text:p>9273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9277" calcext:value-type="float">
            <text:p>9277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9427" calcext:value-type="float">
            <text:p>9427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9471" calcext:value-type="float">
            <text:p>9471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9511" calcext:value-type="float">
            <text:p>9511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9520" calcext:value-type="float">
            <text:p>9520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9553" calcext:value-type="float">
            <text:p>955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9615" calcext:value-type="float">
            <text:p>9615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9637" calcext:value-type="float">
            <text:p>9637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9653" calcext:value-type="float">
            <text:p>9653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9658" calcext:value-type="float">
            <text:p>965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9686" calcext:value-type="float">
            <text:p>968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9766" calcext:value-type="float">
            <text:p>9766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9977" calcext:value-type="float">
            <text:p>9977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9987" calcext:value-type="float">
            <text:p>9987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0006" calcext:value-type="float">
            <text:p>10006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0020" calcext:value-type="float">
            <text:p>10020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0027" calcext:value-type="float">
            <text:p>10027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⬆</text:p>
          </table:table-cell>
        </table:table-row>
        <table:table-row table:style-name="ro1">
          <table:table-cell table:style-name="ce2" office:value-type="float" office:value="10105" calcext:value-type="float">
            <text:p>10105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10120" calcext:value-type="float">
            <text:p>10120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0130" calcext:value-type="float">
            <text:p>10130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10145" calcext:value-type="float">
            <text:p>10145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0149" calcext:value-type="float">
            <text:p>10149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0187" calcext:value-type="float">
            <text:p>1018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10238" calcext:value-type="float">
            <text:p>10238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0280" calcext:value-type="float">
            <text:p>10280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0284" calcext:value-type="float">
            <text:p>10284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0313" calcext:value-type="float">
            <text:p>10313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10332" calcext:value-type="float">
            <text:p>10332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10342" calcext:value-type="float">
            <text:p>10342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0356" calcext:value-type="float">
            <text:p>10356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0372" calcext:value-type="float">
            <text:p>10372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0435" calcext:value-type="float">
            <text:p>10435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0494" calcext:value-type="float">
            <text:p>10494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0502" calcext:value-type="float">
            <text:p>10502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⬆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⬆</text:p>
          </table:table-cell>
        </table:table-row>
        <table:table-row table:style-name="ro1">
          <table:table-cell table:style-name="ce2" office:value-type="float" office:value="10511" calcext:value-type="float">
            <text:p>10511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0530" calcext:value-type="float">
            <text:p>1053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10625" calcext:value-type="float">
            <text:p>1062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0630" calcext:value-type="float">
            <text:p>10630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</text:p>
          </table:table-cell>
        </table:table-row>
        <table:table-row table:style-name="ro1">
          <table:table-cell table:style-name="ce2" office:value-type="float" office:value="10652" calcext:value-type="float">
            <text:p>10652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0660" calcext:value-type="float">
            <text:p>1066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⬆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⬆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⬆⬆</text:p>
          </table:table-cell>
        </table:table-row>
        <table:table-row table:style-name="ro1">
          <table:table-cell table:style-name="ce2" office:value-type="float" office:value="10696" calcext:value-type="float">
            <text:p>10696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10744" calcext:value-type="float">
            <text:p>10744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0777" calcext:value-type="float">
            <text:p>10777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10790" calcext:value-type="float">
            <text:p>10790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0795" calcext:value-type="float">
            <text:p>10795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0843" calcext:value-type="float">
            <text:p>1084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10846" calcext:value-type="float">
            <text:p>10846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0920" calcext:value-type="float">
            <text:p>10920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1007" calcext:value-type="float">
            <text:p>11007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1030" calcext:value-type="float">
            <text:p>11030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1058" calcext:value-type="float">
            <text:p>1105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⬇</text:p>
          </table:table-cell>
        </table:table-row>
        <table:table-row table:style-name="ro1">
          <table:table-cell table:style-name="ce2" office:value-type="float" office:value="11095" calcext:value-type="float">
            <text:p>11095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1140" calcext:value-type="float">
            <text:p>11140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1147" calcext:value-type="float">
            <text:p>11147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1156" calcext:value-type="float">
            <text:p>11156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1299" calcext:value-type="float">
            <text:p>11299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1363" calcext:value-type="float">
            <text:p>11363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1417" calcext:value-type="float">
            <text:p>11417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1460" calcext:value-type="float">
            <text:p>1146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1492" calcext:value-type="float">
            <text:p>11492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1500" calcext:value-type="float">
            <text:p>11500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1557" calcext:value-type="float">
            <text:p>1155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⬆</text:p>
          </table:table-cell>
        </table:table-row>
        <table:table-row table:style-name="ro1">
          <table:table-cell table:style-name="ce2" office:value-type="float" office:value="11591" calcext:value-type="float">
            <text:p>11591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1629" calcext:value-type="float">
            <text:p>11629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1698" calcext:value-type="float">
            <text:p>1169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11706" calcext:value-type="float">
            <text:p>11706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11772" calcext:value-type="float">
            <text:p>11772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1935" calcext:value-type="float">
            <text:p>11935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1952" calcext:value-type="float">
            <text:p>11952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2043" calcext:value-type="float">
            <text:p>12043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12105" calcext:value-type="float">
            <text:p>1210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2175" calcext:value-type="float">
            <text:p>1217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12319" calcext:value-type="float">
            <text:p>1231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12427" calcext:value-type="float">
            <text:p>12427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12478" calcext:value-type="float">
            <text:p>12478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</text:p>
          </table:table-cell>
        </table:table-row>
        <table:table-row table:style-name="ro1">
          <table:table-cell table:style-name="ce2" office:value-type="float" office:value="12479" calcext:value-type="float">
            <text:p>12479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⬆</text:p>
          </table:table-cell>
        </table:table-row>
        <table:table-row table:style-name="ro1">
          <table:table-cell table:style-name="ce2" office:value-type="float" office:value="12486" calcext:value-type="float">
            <text:p>12486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</text:p>
          </table:table-cell>
        </table:table-row>
        <table:table-row table:style-name="ro1">
          <table:table-cell table:style-name="ce2" office:value-type="float" office:value="12552" calcext:value-type="float">
            <text:p>12552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2568" calcext:value-type="float">
            <text:p>12568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</text:p>
          </table:table-cell>
        </table:table-row>
        <table:table-row table:style-name="ro1">
          <table:table-cell table:style-name="ce2" office:value-type="float" office:value="12615" calcext:value-type="float">
            <text:p>1261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2632" calcext:value-type="float">
            <text:p>12632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2683" calcext:value-type="float">
            <text:p>12683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2806" calcext:value-type="float">
            <text:p>12806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12846" calcext:value-type="float">
            <text:p>12846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8083" calcext:value-type="float">
            <text:p>28083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9918" calcext:value-type="float">
            <text:p>2991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30043" calcext:value-type="float">
            <text:p>30043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30230" calcext:value-type="float">
            <text:p>3023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⬆</text:p>
          </table:table-cell>
        </table:table-row>
        <table:table-row table:style-name="ro1">
          <table:table-cell table:style-name="ce2" office:value-type="float" office:value="31159" calcext:value-type="float">
            <text:p>31159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31996" calcext:value-type="float">
            <text:p>31996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32150" calcext:value-type="float">
            <text:p>32150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32409" calcext:value-type="float">
            <text:p>32409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⬆</text:p>
          </table:table-cell>
        </table:table-row>
        <table:table-row table:style-name="ro1">
          <table:table-cell table:style-name="ce2" office:value-type="float" office:value="32441" calcext:value-type="float">
            <text:p>32441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32872" calcext:value-type="float">
            <text:p>32872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33041" calcext:value-type="float">
            <text:p>33041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33234" calcext:value-type="float">
            <text:p>3323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33306" calcext:value-type="float">
            <text:p>33306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</text:p>
          </table:table-cell>
        </table:table-row>
        <table:table-row table:style-name="ro1">
          <table:table-cell table:style-name="ce2" office:value-type="float" office:value="33511" calcext:value-type="float">
            <text:p>33511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33981" calcext:value-type="float">
            <text:p>33981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34628" calcext:value-type="float">
            <text:p>3462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34668" calcext:value-type="float">
            <text:p>34668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34818" calcext:value-type="float">
            <text:p>34818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34914" calcext:value-type="float">
            <text:p>34914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35218" calcext:value-type="float">
            <text:p>35218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35283" calcext:value-type="float">
            <text:p>3528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35808" calcext:value-type="float">
            <text:p>35808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36430" calcext:value-type="float">
            <text:p>36430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37299" calcext:value-type="float">
            <text:p>37299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⬆</text:p>
          </table:table-cell>
        </table:table-row>
        <table:table-row table:style-name="ro1">
          <table:table-cell table:style-name="ce2" office:value-type="float" office:value="37312" calcext:value-type="float">
            <text:p>37312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37399" calcext:value-type="float">
            <text:p>3739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37484" calcext:value-type="float">
            <text:p>37484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37515" calcext:value-type="float">
            <text:p>37515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37869" calcext:value-type="float">
            <text:p>37869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38271" calcext:value-type="float">
            <text:p>38271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39026" calcext:value-type="float">
            <text:p>39026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39600" calcext:value-type="float">
            <text:p>3960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39962" calcext:value-type="float">
            <text:p>3996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39996" calcext:value-type="float">
            <text:p>39996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0096" calcext:value-type="float">
            <text:p>4009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40521" calcext:value-type="float">
            <text:p>40521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40670" calcext:value-type="float">
            <text:p>40670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40737" calcext:value-type="float">
            <text:p>40737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0909" calcext:value-type="float">
            <text:p>4090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41073" calcext:value-type="float">
            <text:p>41073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41132" calcext:value-type="float">
            <text:p>41132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1225" calcext:value-type="float">
            <text:p>41225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41306" calcext:value-type="float">
            <text:p>41306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41581" calcext:value-type="float">
            <text:p>41581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⬆</text:p>
          </table:table-cell>
        </table:table-row>
        <table:table-row table:style-name="ro1">
          <table:table-cell table:style-name="ce2" office:value-type="float" office:value="41665" calcext:value-type="float">
            <text:p>41665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41764" calcext:value-type="float">
            <text:p>41764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2211" calcext:value-type="float">
            <text:p>42211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42347" calcext:value-type="float">
            <text:p>42347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2472" calcext:value-type="float">
            <text:p>42472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2706" calcext:value-type="float">
            <text:p>42706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2780" calcext:value-type="float">
            <text:p>42780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43012" calcext:value-type="float">
            <text:p>43012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43032" calcext:value-type="float">
            <text:p>43032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3035" calcext:value-type="float">
            <text:p>43035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43061" calcext:value-type="float">
            <text:p>43061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43091" calcext:value-type="float">
            <text:p>43091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3195" calcext:value-type="float">
            <text:p>43195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43294" calcext:value-type="float">
            <text:p>43294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43578" calcext:value-type="float">
            <text:p>43578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4602" calcext:value-type="float">
            <text:p>44602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44624" calcext:value-type="float">
            <text:p>44624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44844" calcext:value-type="float">
            <text:p>44844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45710" calcext:value-type="float">
            <text:p>45710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</text:p>
          </table:table-cell>
        </table:table-row>
        <table:table-row table:style-name="ro1">
          <table:table-cell table:style-name="ce2" office:value-type="float" office:value="45814" calcext:value-type="float">
            <text:p>45814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45857" calcext:value-type="float">
            <text:p>45857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45950" calcext:value-type="float">
            <text:p>45950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46056" calcext:value-type="float">
            <text:p>46056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6428" calcext:value-type="float">
            <text:p>4642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⬇</text:p>
          </table:table-cell>
        </table:table-row>
        <table:table-row table:style-name="ro1">
          <table:table-cell table:style-name="ce2" office:value-type="float" office:value="46501" calcext:value-type="float">
            <text:p>46501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47177" calcext:value-type="float">
            <text:p>47177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47762" calcext:value-type="float">
            <text:p>47762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7920" calcext:value-type="float">
            <text:p>47920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47954" calcext:value-type="float">
            <text:p>47954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48056" calcext:value-type="float">
            <text:p>48056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48256" calcext:value-type="float">
            <text:p>48256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48597" calcext:value-type="float">
            <text:p>48597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48800" calcext:value-type="float">
            <text:p>48800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48857" calcext:value-type="float">
            <text:p>48857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49072" calcext:value-type="float">
            <text:p>49072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9906" calcext:value-type="float">
            <text:p>49906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9934" calcext:value-type="float">
            <text:p>49934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50218" calcext:value-type="float">
            <text:p>50218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50564" calcext:value-type="float">
            <text:p>50564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50585" calcext:value-type="float">
            <text:p>50585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50976" calcext:value-type="float">
            <text:p>50976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51181" calcext:value-type="float">
            <text:p>51181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51276" calcext:value-type="float">
            <text:p>51276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51286" calcext:value-type="float">
            <text:p>51286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51928" calcext:value-type="float">
            <text:p>51928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52045" calcext:value-type="float">
            <text:p>52045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52066" calcext:value-type="float">
            <text:p>52066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52107" calcext:value-type="float">
            <text:p>52107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52141" calcext:value-type="float">
            <text:p>52141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52635" calcext:value-type="float">
            <text:p>5263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52773" calcext:value-type="float">
            <text:p>52773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53394" calcext:value-type="float">
            <text:p>5339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53752" calcext:value-type="float">
            <text:p>5375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53912" calcext:value-type="float">
            <text:p>5391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53960" calcext:value-type="float">
            <text:p>5396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54136" calcext:value-type="float">
            <text:p>54136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54360" calcext:value-type="float">
            <text:p>54360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54437" calcext:value-type="float">
            <text:p>5443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54467" calcext:value-type="float">
            <text:p>54467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54678" calcext:value-type="float">
            <text:p>54678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54688" calcext:value-type="float">
            <text:p>54688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</text:p>
          </table:table-cell>
        </table:table-row>
        <table:table-row table:style-name="ro1">
          <table:table-cell table:style-name="ce2" office:value-type="float" office:value="54863" calcext:value-type="float">
            <text:p>54863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54924" calcext:value-type="float">
            <text:p>54924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54951" calcext:value-type="float">
            <text:p>54951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55082" calcext:value-type="float">
            <text:p>5508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55126" calcext:value-type="float">
            <text:p>55126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55647" calcext:value-type="float">
            <text:p>55647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55892" calcext:value-type="float">
            <text:p>55892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56135" calcext:value-type="float">
            <text:p>5613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56275" calcext:value-type="float">
            <text:p>56275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56544" calcext:value-type="float">
            <text:p>56544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56667" calcext:value-type="float">
            <text:p>56667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57079" calcext:value-type="float">
            <text:p>57079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57084" calcext:value-type="float">
            <text:p>5708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57177" calcext:value-type="float">
            <text:p>5717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57349" calcext:value-type="float">
            <text:p>57349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⬆</text:p>
          </table:table-cell>
        </table:table-row>
        <table:table-row table:style-name="ro1">
          <table:table-cell table:style-name="ce2" office:value-type="float" office:value="57991" calcext:value-type="float">
            <text:p>57991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57996" calcext:value-type="float">
            <text:p>57996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58038" calcext:value-type="float">
            <text:p>5803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58362" calcext:value-type="float">
            <text:p>58362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58626" calcext:value-type="float">
            <text:p>58626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58633" calcext:value-type="float">
            <text:p>58633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58948" calcext:value-type="float">
            <text:p>58948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59009" calcext:value-type="float">
            <text:p>59009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60576" calcext:value-type="float">
            <text:p>6057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60602" calcext:value-type="float">
            <text:p>60602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61132" calcext:value-type="float">
            <text:p>6113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61157" calcext:value-type="float">
            <text:p>61157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61236" calcext:value-type="float">
            <text:p>6123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61357" calcext:value-type="float">
            <text:p>6135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61377" calcext:value-type="float">
            <text:p>61377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61538" calcext:value-type="float">
            <text:p>61538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61811" calcext:value-type="float">
            <text:p>61811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62069" calcext:value-type="float">
            <text:p>62069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62152" calcext:value-type="float">
            <text:p>62152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62405" calcext:value-type="float">
            <text:p>62405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62644" calcext:value-type="float">
            <text:p>6264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63196" calcext:value-type="float">
            <text:p>63196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63413" calcext:value-type="float">
            <text:p>63413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63806" calcext:value-type="float">
            <text:p>63806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63943" calcext:value-type="float">
            <text:p>6394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⬇</text:p>
          </table:table-cell>
        </table:table-row>
        <table:table-row table:style-name="ro1">
          <table:table-cell table:style-name="ce2" office:value-type="float" office:value="64401" calcext:value-type="float">
            <text:p>64401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64825" calcext:value-type="float">
            <text:p>64825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64946" calcext:value-type="float">
            <text:p>64946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65153" calcext:value-type="float">
            <text:p>65153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65808" calcext:value-type="float">
            <text:p>6580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65904" calcext:value-type="float">
            <text:p>65904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65938" calcext:value-type="float">
            <text:p>65938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66009" calcext:value-type="float">
            <text:p>66009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66238" calcext:value-type="float">
            <text:p>66238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66471" calcext:value-type="float">
            <text:p>66471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66797" calcext:value-type="float">
            <text:p>6679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67106" calcext:value-type="float">
            <text:p>6710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67339" calcext:value-type="float">
            <text:p>67339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67572" calcext:value-type="float">
            <text:p>67572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68143" calcext:value-type="float">
            <text:p>68143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69658" calcext:value-type="float">
            <text:p>69658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70585" calcext:value-type="float">
            <text:p>70585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71188" calcext:value-type="float">
            <text:p>71188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71437" calcext:value-type="float">
            <text:p>71437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74608" calcext:value-type="float">
            <text:p>74608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74731" calcext:value-type="float">
            <text:p>74731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75433" calcext:value-type="float">
            <text:p>75433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75457" calcext:value-type="float">
            <text:p>75457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76243" calcext:value-type="float">
            <text:p>76243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76279" calcext:value-type="float">
            <text:p>76279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78541" calcext:value-type="float">
            <text:p>78541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79711" calcext:value-type="float">
            <text:p>7971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79861" calcext:value-type="float">
            <text:p>7986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80446" calcext:value-type="float">
            <text:p>8044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81601" calcext:value-type="float">
            <text:p>81601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86456" calcext:value-type="float">
            <text:p>8645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⬆</text:p>
          </table:table-cell>
        </table:table-row>
        <table:table-row table:style-name="ro1">
          <table:table-cell table:style-name="ce2" office:value-type="float" office:value="87466" calcext:value-type="float">
            <text:p>87466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89381" calcext:value-type="float">
            <text:p>89381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90091" calcext:value-type="float">
            <text:p>9009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90696" calcext:value-type="float">
            <text:p>90696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91631" calcext:value-type="float">
            <text:p>91631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93306" calcext:value-type="float">
            <text:p>93306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94421" calcext:value-type="float">
            <text:p>94421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96396" calcext:value-type="float">
            <text:p>9639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98016" calcext:value-type="float">
            <text:p>98016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98596" calcext:value-type="float">
            <text:p>98596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99551" calcext:value-type="float">
            <text:p>99551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02276" calcext:value-type="float">
            <text:p>102276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04966" calcext:value-type="float">
            <text:p>104966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06766" calcext:value-type="float">
            <text:p>106766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107006" calcext:value-type="float">
            <text:p>107006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07076" calcext:value-type="float">
            <text:p>107076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08526" calcext:value-type="float">
            <text:p>108526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110156" calcext:value-type="float">
            <text:p>11015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10196" calcext:value-type="float">
            <text:p>11019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113666" calcext:value-type="float">
            <text:p>113666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13786" calcext:value-type="float">
            <text:p>113786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14386" calcext:value-type="float">
            <text:p>114386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16166" calcext:value-type="float">
            <text:p>116166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23261" calcext:value-type="float">
            <text:p>123261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25461" calcext:value-type="float">
            <text:p>125461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⬆</text:p>
          </table:table-cell>
        </table:table-row>
        <table:table-row table:style-name="ro1">
          <table:table-cell table:style-name="ce2" office:value-type="float" office:value="127181" calcext:value-type="float">
            <text:p>12718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127496" calcext:value-type="float">
            <text:p>127496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29736" calcext:value-type="float">
            <text:p>129736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33756" calcext:value-type="float">
            <text:p>13375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⬆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⬆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⬆</text:p>
          </table:table-cell>
        </table:table-row>
        <table:table-row table:style-name="ro1">
          <table:table-cell table:style-name="ce2" office:value-type="float" office:value="134686" calcext:value-type="float">
            <text:p>134686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36001" calcext:value-type="float">
            <text:p>136001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39176" calcext:value-type="float">
            <text:p>139176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43986" calcext:value-type="float">
            <text:p>14398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144646" calcext:value-type="float">
            <text:p>144646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45951" calcext:value-type="float">
            <text:p>145951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147211" calcext:value-type="float">
            <text:p>147211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</text:p>
          </table:table-cell>
        </table:table-row>
        <table:table-row table:style-name="ro1">
          <table:table-cell table:style-name="ce2" office:value-type="float" office:value="148686" calcext:value-type="float">
            <text:p>148686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50286" calcext:value-type="float">
            <text:p>150286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⬆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⬆</text:p>
          </table:table-cell>
        </table:table-row>
        <table:table-row table:style-name="ro1">
          <table:table-cell table:style-name="ce2" office:value-type="float" office:value="151501" calcext:value-type="float">
            <text:p>151501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53971" calcext:value-type="float">
            <text:p>15397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154166" calcext:value-type="float">
            <text:p>154166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55391" calcext:value-type="float">
            <text:p>155391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56861" calcext:value-type="float">
            <text:p>156861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57296" calcext:value-type="float">
            <text:p>157296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57716" calcext:value-type="float">
            <text:p>157716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158186" calcext:value-type="float">
            <text:p>158186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158481" calcext:value-type="float">
            <text:p>15848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158811" calcext:value-type="float">
            <text:p>158811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159276" calcext:value-type="float">
            <text:p>159276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64186" calcext:value-type="float">
            <text:p>16418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165396" calcext:value-type="float">
            <text:p>165396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72730" calcext:value-type="float">
            <text:p>172730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72879" calcext:value-type="float">
            <text:p>172879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73203" calcext:value-type="float">
            <text:p>17320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173432" calcext:value-type="float">
            <text:p>17343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173501" calcext:value-type="float">
            <text:p>173501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74103" calcext:value-type="float">
            <text:p>174103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74114" calcext:value-type="float">
            <text:p>174114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82471" calcext:value-type="float">
            <text:p>18247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⬇</text:p>
          </table:table-cell>
        </table:table-row>
        <table:table-row table:style-name="ro1">
          <table:table-cell table:style-name="ce2" office:value-type="float" office:value="186681" calcext:value-type="float">
            <text:p>186681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</text:p>
          </table:table-cell>
        </table:table-row>
        <table:table-row table:style-name="ro1">
          <table:table-cell table:style-name="ce2" office:value-type="float" office:value="186986" calcext:value-type="float">
            <text:p>186986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87313" calcext:value-type="float">
            <text:p>187313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87393" calcext:value-type="float">
            <text:p>187393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</text:p>
          </table:table-cell>
        </table:table-row>
        <table:table-row table:style-name="ro1">
          <table:table-cell table:style-name="ce2" office:value-type="float" office:value="187443" calcext:value-type="float">
            <text:p>18744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187963" calcext:value-type="float">
            <text:p>187963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188584" calcext:value-type="float">
            <text:p>188584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190465" calcext:value-type="float">
            <text:p>19046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190536" calcext:value-type="float">
            <text:p>190536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90688" calcext:value-type="float">
            <text:p>190688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90708" calcext:value-type="float">
            <text:p>190708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91203" calcext:value-type="float">
            <text:p>19120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191583" calcext:value-type="float">
            <text:p>191583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91880" calcext:value-type="float">
            <text:p>191880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92600" calcext:value-type="float">
            <text:p>192600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93233" calcext:value-type="float">
            <text:p>193233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93235" calcext:value-type="float">
            <text:p>193235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93876" calcext:value-type="float">
            <text:p>193876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94053" calcext:value-type="float">
            <text:p>194053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94317" calcext:value-type="float">
            <text:p>194317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94381" calcext:value-type="float">
            <text:p>194381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94940" calcext:value-type="float">
            <text:p>194940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96976" calcext:value-type="float">
            <text:p>196976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198274" calcext:value-type="float">
            <text:p>198274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98634" calcext:value-type="float">
            <text:p>19863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199244" calcext:value-type="float">
            <text:p>199244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99250" calcext:value-type="float">
            <text:p>199250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99737" calcext:value-type="float">
            <text:p>199737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99783" calcext:value-type="float">
            <text:p>199783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00115" calcext:value-type="float">
            <text:p>200115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00282" calcext:value-type="float">
            <text:p>20028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01125" calcext:value-type="float">
            <text:p>20112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01215" calcext:value-type="float">
            <text:p>201215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01523" calcext:value-type="float">
            <text:p>20152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01774" calcext:value-type="float">
            <text:p>201774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201936" calcext:value-type="float">
            <text:p>20193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02171" calcext:value-type="float">
            <text:p>20217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⬇</text:p>
          </table:table-cell>
        </table:table-row>
        <table:table-row table:style-name="ro1">
          <table:table-cell table:style-name="ce2" office:value-type="float" office:value="202211" calcext:value-type="float">
            <text:p>202211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02614" calcext:value-type="float">
            <text:p>202614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02787" calcext:value-type="float">
            <text:p>20278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02830" calcext:value-type="float">
            <text:p>20283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⬆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⬆</text:p>
          </table:table-cell>
        </table:table-row>
        <table:table-row table:style-name="ro1">
          <table:table-cell table:style-name="ce2" office:value-type="float" office:value="203033" calcext:value-type="float">
            <text:p>203033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03558" calcext:value-type="float">
            <text:p>203558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203735" calcext:value-type="float">
            <text:p>203735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04263" calcext:value-type="float">
            <text:p>204263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04518" calcext:value-type="float">
            <text:p>204518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04740" calcext:value-type="float">
            <text:p>204740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06099" calcext:value-type="float">
            <text:p>206099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06258" calcext:value-type="float">
            <text:p>206258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06261" calcext:value-type="float">
            <text:p>20626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⬆</text:p>
          </table:table-cell>
        </table:table-row>
        <table:table-row table:style-name="ro1">
          <table:table-cell table:style-name="ce2" office:value-type="float" office:value="206384" calcext:value-type="float">
            <text:p>206384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06389" calcext:value-type="float">
            <text:p>206389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06828" calcext:value-type="float">
            <text:p>206828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07097" calcext:value-type="float">
            <text:p>207097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07124" calcext:value-type="float">
            <text:p>207124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08869" calcext:value-type="float">
            <text:p>208869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08936" calcext:value-type="float">
            <text:p>208936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09181" calcext:value-type="float">
            <text:p>209181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09276" calcext:value-type="float">
            <text:p>209276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09325" calcext:value-type="float">
            <text:p>209325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⬆</text:p>
          </table:table-cell>
        </table:table-row>
        <table:table-row table:style-name="ro1">
          <table:table-cell table:style-name="ce2" office:value-type="float" office:value="209617" calcext:value-type="float">
            <text:p>20961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09890" calcext:value-type="float">
            <text:p>209890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09973" calcext:value-type="float">
            <text:p>209973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10065" calcext:value-type="float">
            <text:p>210065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10453" calcext:value-type="float">
            <text:p>210453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11196" calcext:value-type="float">
            <text:p>211196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11255" calcext:value-type="float">
            <text:p>211255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11528" calcext:value-type="float">
            <text:p>21152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11985" calcext:value-type="float">
            <text:p>21198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12857" calcext:value-type="float">
            <text:p>212857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14043" calcext:value-type="float">
            <text:p>214043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214410" calcext:value-type="float">
            <text:p>214410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14452" calcext:value-type="float">
            <text:p>21445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214893" calcext:value-type="float">
            <text:p>214893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15445" calcext:value-type="float">
            <text:p>215445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16005" calcext:value-type="float">
            <text:p>21600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16076" calcext:value-type="float">
            <text:p>216076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16362" calcext:value-type="float">
            <text:p>216362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</text:p>
          </table:table-cell>
        </table:table-row>
        <table:table-row table:style-name="ro1">
          <table:table-cell table:style-name="ce2" office:value-type="float" office:value="216866" calcext:value-type="float">
            <text:p>216866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17686" calcext:value-type="float">
            <text:p>21768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⬇</text:p>
          </table:table-cell>
        </table:table-row>
        <table:table-row table:style-name="ro1">
          <table:table-cell table:style-name="ce2" office:value-type="float" office:value="218146" calcext:value-type="float">
            <text:p>218146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18573" calcext:value-type="float">
            <text:p>218573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19817" calcext:value-type="float">
            <text:p>219817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19876" calcext:value-type="float">
            <text:p>21987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⬆</text:p>
          </table:table-cell>
        </table:table-row>
        <table:table-row table:style-name="ro1">
          <table:table-cell table:style-name="ce2" office:value-type="float" office:value="220094" calcext:value-type="float">
            <text:p>220094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21046" calcext:value-type="float">
            <text:p>22104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⬇</text:p>
          </table:table-cell>
        </table:table-row>
        <table:table-row table:style-name="ro1">
          <table:table-cell table:style-name="ce2" office:value-type="float" office:value="221126" calcext:value-type="float">
            <text:p>221126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</text:p>
          </table:table-cell>
        </table:table-row>
        <table:table-row table:style-name="ro1">
          <table:table-cell table:style-name="ce2" office:value-type="float" office:value="221356" calcext:value-type="float">
            <text:p>221356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22178" calcext:value-type="float">
            <text:p>222178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22512" calcext:value-type="float">
            <text:p>222512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23196" calcext:value-type="float">
            <text:p>223196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23315" calcext:value-type="float">
            <text:p>223315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23601" calcext:value-type="float">
            <text:p>223601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23792" calcext:value-type="float">
            <text:p>223792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23996" calcext:value-type="float">
            <text:p>223996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24242" calcext:value-type="float">
            <text:p>224242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24362" calcext:value-type="float">
            <text:p>224362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</text:p>
          </table:table-cell>
        </table:table-row>
        <table:table-row table:style-name="ro1">
          <table:table-cell table:style-name="ce2" office:value-type="float" office:value="224403" calcext:value-type="float">
            <text:p>224403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24549" calcext:value-type="float">
            <text:p>224549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24920" calcext:value-type="float">
            <text:p>224920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⬆</text:p>
          </table:table-cell>
        </table:table-row>
        <table:table-row table:style-name="ro1">
          <table:table-cell table:style-name="ce2" office:value-type="float" office:value="224993" calcext:value-type="float">
            <text:p>22499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25012" calcext:value-type="float">
            <text:p>22501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25106" calcext:value-type="float">
            <text:p>225106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25242" calcext:value-type="float">
            <text:p>225242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26274" calcext:value-type="float">
            <text:p>226274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26503" calcext:value-type="float">
            <text:p>226503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27205" calcext:value-type="float">
            <text:p>227205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27400" calcext:value-type="float">
            <text:p>227400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27754" calcext:value-type="float">
            <text:p>227754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28095" calcext:value-type="float">
            <text:p>22809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28531" calcext:value-type="float">
            <text:p>22853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28743" calcext:value-type="float">
            <text:p>228743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29083" calcext:value-type="float">
            <text:p>22908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⬇</text:p>
          </table:table-cell>
        </table:table-row>
        <table:table-row table:style-name="ro1">
          <table:table-cell table:style-name="ce2" office:value-type="float" office:value="229464" calcext:value-type="float">
            <text:p>22946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⬆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⬆</text:p>
          </table:table-cell>
        </table:table-row>
        <table:table-row table:style-name="ro1">
          <table:table-cell table:style-name="ce2" office:value-type="float" office:value="229563" calcext:value-type="float">
            <text:p>229563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29841" calcext:value-type="float">
            <text:p>229841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30327" calcext:value-type="float">
            <text:p>230327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30566" calcext:value-type="float">
            <text:p>230566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30869" calcext:value-type="float">
            <text:p>230869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230972" calcext:value-type="float">
            <text:p>23097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231041" calcext:value-type="float">
            <text:p>231041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32068" calcext:value-type="float">
            <text:p>232068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33059" calcext:value-type="float">
            <text:p>233059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33257" calcext:value-type="float">
            <text:p>23325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233787" calcext:value-type="float">
            <text:p>23378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⬇</text:p>
          </table:table-cell>
        </table:table-row>
        <table:table-row table:style-name="ro1">
          <table:table-cell table:style-name="ce2" office:value-type="float" office:value="233795" calcext:value-type="float">
            <text:p>233795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34948" calcext:value-type="float">
            <text:p>23494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235339" calcext:value-type="float">
            <text:p>235339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235418" calcext:value-type="float">
            <text:p>235418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35440" calcext:value-type="float">
            <text:p>235440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37109" calcext:value-type="float">
            <text:p>237109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⬆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⬆</text:p>
          </table:table-cell>
        </table:table-row>
        <table:table-row table:style-name="ro1">
          <table:table-cell table:style-name="ce2" office:value-type="float" office:value="237411" calcext:value-type="float">
            <text:p>23741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237613" calcext:value-type="float">
            <text:p>237613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39491" calcext:value-type="float">
            <text:p>239491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40235" calcext:value-type="float">
            <text:p>240235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40487" calcext:value-type="float">
            <text:p>240487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41373" calcext:value-type="float">
            <text:p>241373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41386" calcext:value-type="float">
            <text:p>241386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242376" calcext:value-type="float">
            <text:p>242376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43547" calcext:value-type="float">
            <text:p>243547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44237" calcext:value-type="float">
            <text:p>244237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44374" calcext:value-type="float">
            <text:p>244374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44876" calcext:value-type="float">
            <text:p>244876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244896" calcext:value-type="float">
            <text:p>244896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44991" calcext:value-type="float">
            <text:p>244991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45030" calcext:value-type="float">
            <text:p>2450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46085" calcext:value-type="float">
            <text:p>246085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46233" calcext:value-type="float">
            <text:p>246233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46448" calcext:value-type="float">
            <text:p>246448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46787" calcext:value-type="float">
            <text:p>246787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46917" calcext:value-type="float">
            <text:p>246917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47452" calcext:value-type="float">
            <text:p>24745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⬇</text:p>
          </table:table-cell>
        </table:table-row>
        <table:table-row table:style-name="ro1">
          <table:table-cell table:style-name="ce2" office:value-type="float" office:value="249001" calcext:value-type="float">
            <text:p>24900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⬆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⬆</text:p>
          </table:table-cell>
        </table:table-row>
        <table:table-row table:style-name="ro1">
          <table:table-cell table:style-name="ce2" office:value-type="float" office:value="249988" calcext:value-type="float">
            <text:p>249988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50336" calcext:value-type="float">
            <text:p>250336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50727" calcext:value-type="float">
            <text:p>25072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⬇</text:p>
          </table:table-cell>
        </table:table-row>
        <table:table-row table:style-name="ro1">
          <table:table-cell table:style-name="ce2" office:value-type="float" office:value="251168" calcext:value-type="float">
            <text:p>251168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51319" calcext:value-type="float">
            <text:p>251319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51730" calcext:value-type="float">
            <text:p>251730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⬆</text:p>
          </table:table-cell>
        </table:table-row>
        <table:table-row table:style-name="ro1">
          <table:table-cell table:style-name="ce2" office:value-type="float" office:value="252220" calcext:value-type="float">
            <text:p>252220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252416" calcext:value-type="float">
            <text:p>252416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252515" calcext:value-type="float">
            <text:p>252515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52564" calcext:value-type="float">
            <text:p>252564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52763" calcext:value-type="float">
            <text:p>252763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56435" calcext:value-type="float">
            <text:p>256435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56912" calcext:value-type="float">
            <text:p>256912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257944" calcext:value-type="float">
            <text:p>257944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58444" calcext:value-type="float">
            <text:p>258444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58860" calcext:value-type="float">
            <text:p>25886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259405" calcext:value-type="float">
            <text:p>259405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61416" calcext:value-type="float">
            <text:p>26141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⬇</text:p>
          </table:table-cell>
        </table:table-row>
        <table:table-row table:style-name="ro1">
          <table:table-cell table:style-name="ce2" office:value-type="float" office:value="261819" calcext:value-type="float">
            <text:p>261819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62190" calcext:value-type="float">
            <text:p>262190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62574" calcext:value-type="float">
            <text:p>262574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64134" calcext:value-type="float">
            <text:p>26413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64866" calcext:value-type="float">
            <text:p>264866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65660" calcext:value-type="float">
            <text:p>265660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66321" calcext:value-type="float">
            <text:p>266321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66665" calcext:value-type="float">
            <text:p>266665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69809" calcext:value-type="float">
            <text:p>269809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⬆</text:p>
          </table:table-cell>
        </table:table-row>
        <table:table-row table:style-name="ro1">
          <table:table-cell table:style-name="ce2" office:value-type="float" office:value="270521" calcext:value-type="float">
            <text:p>270521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⬆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</text:p>
          </table:table-cell>
        </table:table-row>
        <table:table-row table:style-name="ro1">
          <table:table-cell table:style-name="ce2" office:value-type="float" office:value="270885" calcext:value-type="float">
            <text:p>270885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71053" calcext:value-type="float">
            <text:p>27105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⬆</text:p>
          </table:table-cell>
        </table:table-row>
        <table:table-row table:style-name="ro1">
          <table:table-cell table:style-name="ce2" office:value-type="float" office:value="271227" calcext:value-type="float">
            <text:p>271227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⬆</text:p>
          </table:table-cell>
        </table:table-row>
        <table:table-row table:style-name="ro1">
          <table:table-cell table:style-name="ce2" office:value-type="float" office:value="273384" calcext:value-type="float">
            <text:p>273384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74332" calcext:value-type="float">
            <text:p>274332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74572" calcext:value-type="float">
            <text:p>274572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275970" calcext:value-type="float">
            <text:p>275970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76472" calcext:value-type="float">
            <text:p>276472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78621" calcext:value-type="float">
            <text:p>27862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⬆</text:p>
          </table:table-cell>
        </table:table-row>
        <table:table-row table:style-name="ro1">
          <table:table-cell table:style-name="ce2" office:value-type="float" office:value="278917" calcext:value-type="float">
            <text:p>278917</text:p>
          </table:table-cell>
          <table:table-cell table:style-name="ce2" office:value-type="float" office:value="0.2" calcext:value-type="float">
            <text:p>0.2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⬆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⬆⬆⬆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⬆⬆⬆</text:p>
          </table:table-cell>
        </table:table-row>
        <table:table-row table:style-name="ro1">
          <table:table-cell table:style-name="ce2" office:value-type="float" office:value="280213" calcext:value-type="float">
            <text:p>280213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83053" calcext:value-type="float">
            <text:p>28305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⬇⬇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85130" calcext:value-type="float">
            <text:p>285130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⬆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92512" calcext:value-type="float">
            <text:p>292512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4" calcext:value-type="float">
            <text:p>0.4</text:p>
          </table:table-cell>
          <table:table-cell table:style-name="ce6" office:value-type="string" calcext:value-type="string">
            <text:p>⬇</text:p>
          </table:table-cell>
          <table:table-cell table:style-name="ce4" office:value-type="float" office:value="0.2" calcext:value-type="float">
            <text:p>0.2</text:p>
          </table:table-cell>
          <table:table-cell table:style-name="ce6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93154" calcext:value-type="float">
            <text:p>293154</text:p>
          </table:table-cell>
          <table:table-cell table:style-name="ce2" office:value-type="float" office:value="0.8" calcext:value-type="float">
            <text:p>0.8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.8" calcext:value-type="float">
            <text:p>0.8</text:p>
          </table:table-cell>
          <table:table-cell table:style-name="ce6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⬇⬇⬇⬇</text:p>
          </table:table-cell>
        </table:table-row>
        <table:table-row table:style-name="ro1" table:number-rows-repeated="104805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'20190714_1213_5p_top_60_threshold_0.2'.A1:'20190714_1213_5p_top_60_threshold_0.2'.H52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3T16:58:53.751252921</dc:date>
    <meta:editing-duration>PT4M26S</meta:editing-duration>
    <meta:editing-cycles>1</meta:editing-cycles>
    <meta:document-statistic meta:table-count="1" meta:cell-count="4176" meta:object-count="0"/>
    <meta:generator>LibreOffice/6.0.7.3$Linux_X86_64 LibreOffice_project/00m0$Build-3</meta:generator>
  </office:meta>
</office:document-meta>
</file>